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60d4" officeooo:paragraph-rsid="001560d4"/>
    </style:style>
    <style:style style:name="P2" style:family="paragraph" style:parent-style-name="Standard">
      <style:text-properties officeooo:rsid="001560d4" officeooo:paragraph-rsid="00080a3c"/>
    </style:style>
    <style:style style:name="P3" style:family="paragraph" style:parent-style-name="Heading_20_1">
      <style:text-properties officeooo:rsid="001560d4" officeooo:paragraph-rsid="001560d4"/>
    </style:style>
    <style:style style:name="P4" style:family="paragraph" style:parent-style-name="Heading_20_2">
      <style:text-properties officeooo:rsid="001560d4" officeooo:paragraph-rsid="001560d4"/>
    </style:style>
    <style:style style:name="P5" style:family="paragraph" style:parent-style-name="Standard" style:list-style-name="L1">
      <style:text-properties officeooo:rsid="001560d4" officeooo:paragraph-rsid="001560d4"/>
    </style:style>
    <style:style style:name="P6" style:family="paragraph" style:parent-style-name="Standard" style:list-style-name="L2">
      <style:text-properties officeooo:rsid="001560d4" officeooo:paragraph-rsid="001560d4"/>
    </style:style>
    <style:style style:name="T1" style:family="text">
      <style:text-properties officeooo:rsid="001669c4"/>
    </style:style>
    <style:style style:name="T2" style:family="text">
      <style:text-properties fo:font-weight="bold" officeooo:rsid="001669c4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ítulo ( <text:span text:style-name="T1">Estilo Título 1 - </text:span>fonte tamanho 18)</text:h>
      <text:h text:style-name="P4" text:outline-level="2">Subtítulo ( <text:span text:style-name="T1">Estilo Título 2 - </text:span>fonte tamanho 16)</text:h>
      <text:p text:style-name="P1">Parágrafo descritivo (<text:span text:style-name="T2">Estilo Corpo de Texto</text:span><text:span text:style-name="T1"> - </text:span>fonte tamanho 12). Adicione um parágrafo para criar um texto em outra célula.</text:p>
      <text:p text:style-name="P1"/>
      <text:p text:style-name="P1">Novo parágrafo com um espaçamento de um parágrafo.</text:p>
      <text:p text:style-name="P1"/>
      <text:p text:style-name="P1">Todos os textos que antecedem uma lista, aparecerão em uma célula separada.</text:p>
      <text:list text:style-name="L1">
        <text:list-item>
          <text:p text:style-name="P5">Lista não ordenada onde todos aparecerá na mesma célula;</text:p>
        </text:list-item>
        <text:list-item>
          <text:p text:style-name="P5">Segundo item que aparecerá na mesma célula.</text:p>
        </text:list-item>
      </text:list>
      <text:p text:style-name="P1"/>
      <text:list text:style-name="L2">
        <text:list-item>
          <text:p text:style-name="P6">Lista ordenada que aparecerá em célula diferente;</text:p>
        </text:list-item>
        <text:list-item>
          <text:p text:style-name="P6">Segundo item que aparecerá na mesma célula.</text:p>
        </text:list-item>
      </text:list>
      <text:p text:style-name="P1"/>
      <text:p text:style-name="P1">Criar uma lista que aparecerá cada item em uma célula diferent.e</text:p>
      <text:p text:style-name="P1"/>
      <text:p text:style-name="P1">1. Primeiro item em célula diferente;</text:p>
      <text:p text:style-name="P1">2. Segundo item em célula diferente pois tem espaçamente de um parágrafo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text:number-lines="false" text:line-number="0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liver </meta:initial-creator>
    <meta:creation-date>2018-10-23T13:50:20.319361951</meta:creation-date>
    <dc:date>2024-03-12T17:25:41.599000000</dc:date>
    <meta:editing-duration>PT1H52S</meta:editing-duration>
    <meta:editing-cycles>7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12" meta:word-count="121" meta:character-count="710" meta:non-whitespace-character-count="605"/>
  </office:meta>
</office:document-meta>
</file>